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583cm"/>
    </style:style>
    <style:style style:name="P1" style:family="paragraph">
      <loext:graphic-properties draw:fill="none" draw:fill-color="#ffffff"/>
      <style:text-properties style:font-name="Courier New" fo:font-size="10pt" style:font-size-asian="18pt" style:font-size-complex="18pt"/>
    </style:style>
    <style:style style:name="T1" style:family="text">
      <style:text-properties style:font-name="Courier New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7.211cm" svg:height="17.833cm" svg:x="0cm" svg:y="-0.053cm">
          <draw:text-box>
            <text:p><text:span text:style-name="T1"># lsblk -ap --output=NAME,SIZE,TYPE,FSTYPE,MOUNTPOINT</text:span></text:p>
            <text:p><text:span text:style-name="T1">NAME <text:s text:c="99"/>SIZE TYPE FSTYPE <text:s text:c="5"/>MOUNTPOINT</text:span></text:p>
            <text:p><text:span text:style-name="T1">/dev/fd0 <text:s text:c="97"/>4K disk</text:span></text:p>
            <text:p><text:span text:style-name="T1">/dev/sda <text:s text:c="94"/>29.3G disk</text:span></text:p>
            <text:p><text:span text:style-name="T1">└─</text:span><text:span text:style-name="T1">/dev/sda1 <text:s text:c="91"/>29.3G part xfs <text:s text:c="8"/>/</text:span></text:p>
            <text:p><text:span text:style-name="T1">/dev/sdb <text:s text:c="94"/>48.8G disk</text:span></text:p>
            <text:p><text:span text:style-name="T1">└─</text:span><text:span text:style-name="T1">/dev/sdb1 <text:s text:c="91"/>48.8G part LVM2_member</text:span></text:p>
            <text:p><text:span text:style-name="T1"><text:s text:c="2"/>├─</text:span><text:span text:style-name="T1">/dev/mapper/docker-docker--pool_tmeta <text:s text:c="62"/>900M lvm</text:span></text:p>
            <text:p><text:span text:style-name="T1"><text:s text:c="2"/>│ └─</text:span><text:span text:style-name="T1">/dev/mapper/docker-docker--pool <text:s text:c="65"/>42.2G lvm</text:span></text:p>
            <text:p><text:span text:style-name="T1"><text:s text:c="2"/>│ <text:s text:c="2"/>├─</text:span><text:span text:style-name="T1">/dev/mapper/docker-8:1-42048-7a049d85cad6c528579e690364a55a5e45bd1d774d120913f63a7a66f781b8c5 <text:s text:c="3"/>45G dm <text:s text:c="2"/>xfs <text:s text:c="8"/>/var/lib/docker/devicemapper/mnt/7a049d85cad6c</text:span></text:p>
            <text:p><text:span text:style-name="T1"><text:s text:c="2"/>│ <text:s text:c="2"/>├─</text:span><text:span text:style-name="T1">/dev/mapper/docker-8:1-42048-0f93eb8de36bba888d8618562f3c7196de1cf28702333d39c65cea9f7545f1c8 <text:s text:c="3"/>45G dm <text:s text:c="2"/>xfs <text:s text:c="8"/>/var/lib/docker/devicemapper/mnt/0f93eb8de36bb</text:span></text:p>
            <text:p><text:span text:style-name="T1"><text:s text:c="2"/>│ <text:s text:c="2"/>├─</text:span><text:span text:style-name="T1">/dev/mapper/docker-8:1-42048-d84939118b6de8377a1ecdefd17104b099ef220436eaf283f4013e84faaa6493 <text:s text:c="3"/>45G dm <text:s text:c="2"/>xfs <text:s text:c="8"/>/var/lib/docker/devicemapper/mnt/d84939118b6de</text:span></text:p>
            <text:p><text:span text:style-name="T1"><text:s text:c="2"/>│ <text:s text:c="2"/>├─</text:span><text:span text:style-name="T1">/dev/mapper/docker-8:1-42048-2daa75d92947e99b9cecbac1713bc26f230747af6954cab099d6510aa67004e0 <text:s text:c="3"/>45G dm <text:s text:c="2"/>xfs <text:s text:c="8"/>/var/lib/docker/devicemapper/mnt/2daa75d92947e</text:span></text:p>
            <text:p><text:span text:style-name="T1"><text:s text:c="2"/>│ <text:s text:c="2"/>├─</text:span><text:span text:style-name="T1">/dev/mapper/docker-8:1-42048-e7277d3081955ed7e3a1e4b6ef004e9c71e4c1bd3895465ea4ac16dcba387ff5 <text:s text:c="3"/>45G dm <text:s text:c="2"/>xfs <text:s text:c="8"/>/var/lib/docker/devicemapper/mnt/e7277d3081955</text:span></text:p>
            <text:p><text:span text:style-name="T1"><text:s text:c="2"/>│ <text:s text:c="2"/>├─</text:span><text:span text:style-name="T1">/dev/mapper/docker-8:1-42048-e91db5ccdcf21a43e319e70180e8d27e1ad449aaeb32a508558c3789fbc72a58 <text:s text:c="3"/>45G dm <text:s text:c="2"/>xfs <text:s text:c="8"/>/var/lib/docker/devicemapper/mnt/e91db5ccdcf21</text:span></text:p>
            <text:p><text:span text:style-name="T1"><text:s text:c="2"/>│ <text:s text:c="2"/>├─</text:span><text:span text:style-name="T1">/dev/mapper/docker-8:1-42048-99104ce4a2d39c33a7f45567aa788e314a198367c52954ee8e0a18ae9a743ceb <text:s text:c="3"/>45G dm <text:s text:c="2"/>xfs <text:s text:c="8"/>/var/lib/docker/devicemapper/mnt/99104ce4a2d39</text:span></text:p>
            <text:p><text:span text:style-name="T1"><text:s text:c="2"/>│ <text:s text:c="2"/>└─</text:span><text:span text:style-name="T1">/dev/mapper/docker-8:1-42048-a29f148212846f3382fc8e45d2760c4f6ce9e979725a6debcedb3a98d42402a5 <text:s text:c="3"/>45G dm <text:s text:c="2"/>xfs <text:s text:c="8"/>/var/lib/docker/devicemapper/mnt/a29f148212846</text:span></text:p>
            <text:p><text:span text:style-name="T1"><text:s text:c="2"/>└─</text:span><text:span text:style-name="T1">/dev/mapper/docker-docker--pool_tdata <text:s text:c="61"/>42.2G lvm</text:span></text:p>
            <text:p><text:span text:style-name="T1"><text:s text:c="4"/>└─</text:span><text:span text:style-name="T1">/dev/mapper/docker-docker--pool <text:s text:c="65"/>42.2G lvm</text:span></text:p>
            <text:p><text:span text:style-name="T1"><text:s text:c="6"/>├─</text:span><text:span text:style-name="T1">/dev/mapper/docker-8:1-42048-7a049d85cad6c528579e690364a55a5e45bd1d774d120913f63a7a66f781b8c5 <text:s text:c="3"/>45G dm <text:s text:c="2"/>xfs <text:s text:c="8"/>/var/lib/docker/devicemapper/mnt/7a049d85cad6c</text:span></text:p>
            <text:p><text:span text:style-name="T1"><text:s text:c="6"/>├─</text:span><text:span text:style-name="T1">/dev/mapper/docker-8:1-42048-0f93eb8de36bba888d8618562f3c7196de1cf28702333d39c65cea9f7545f1c8 <text:s text:c="3"/>45G dm <text:s text:c="2"/>xfs <text:s text:c="8"/>/var/lib/docker/devicemapper/mnt/0f93eb8de36bb</text:span></text:p>
            <text:p><text:span text:style-name="T1"><text:s text:c="6"/>├─</text:span><text:span text:style-name="T1">/dev/mapper/docker-8:1-42048-d84939118b6de8377a1ecdefd17104b099ef220436eaf283f4013e84faaa6493 <text:s text:c="3"/>45G dm <text:s text:c="2"/>xfs <text:s text:c="8"/>/var/lib/docker/devicemapper/mnt/d84939118b6de</text:span></text:p>
            <text:p><text:span text:style-name="T1"><text:s text:c="6"/>├─</text:span><text:span text:style-name="T1">/dev/mapper/docker-8:1-42048-2daa75d92947e99b9cecbac1713bc26f230747af6954cab099d6510aa67004e0 <text:s text:c="3"/>45G dm <text:s text:c="2"/>xfs <text:s text:c="8"/>/var/lib/docker/devicemapper/mnt/2daa75d92947e</text:span></text:p>
            <text:p><text:span text:style-name="T1"><text:s text:c="6"/>├─</text:span><text:span text:style-name="T1">/dev/mapper/docker-8:1-42048-e7277d3081955ed7e3a1e4b6ef004e9c71e4c1bd3895465ea4ac16dcba387ff5 <text:s text:c="3"/>45G dm <text:s text:c="2"/>xfs <text:s text:c="8"/>/var/lib/docker/devicemapper/mnt/e7277d3081955</text:span></text:p>
            <text:p><text:span text:style-name="T1"><text:s text:c="6"/>├─</text:span><text:span text:style-name="T1">/dev/mapper/docker-8:1-42048-e91db5ccdcf21a43e319e70180e8d27e1ad449aaeb32a508558c3789fbc72a58 <text:s text:c="3"/>45G dm <text:s text:c="2"/>xfs <text:s text:c="8"/>/var/lib/docker/devicemapper/mnt/e91db5ccdcf21</text:span></text:p>
            <text:p><text:span text:style-name="T1"><text:s text:c="6"/>├─</text:span><text:span text:style-name="T1">/dev/mapper/docker-8:1-42048-99104ce4a2d39c33a7f45567aa788e314a198367c52954ee8e0a18ae9a743ceb <text:s text:c="3"/>45G dm <text:s text:c="2"/>xfs <text:s text:c="8"/>/var/lib/docker/devicemapper/mnt/99104ce4a2d39</text:span></text:p>
            <text:p><text:span text:style-name="T1"><text:s text:c="6"/>└─</text:span><text:span text:style-name="T1">/dev/mapper/docker-8:1-42048-a29f148212846f3382fc8e45d2760c4f6ce9e979725a6debcedb3a98d42402a5 <text:s text:c="3"/>45G dm <text:s text:c="2"/>xfs <text:s text:c="8"/>/var/lib/docker/devicemapper/mnt/a29f148212846</text:span></text:p>
            <text:p><text:span text:style-name="T1">/dev/sdc <text:s text:c="94"/>15.6G disk</text:span></text:p>
            <text:p><text:span text:style-name="T1">└─</text:span><text:span text:style-name="T1">/dev/sdc1 <text:s text:c="91"/>15.6G part swap <text:s text:c="7"/>[SWAP]</text:span></text:p>
            <text:p><text:span text:style-name="T1">/dev/sdd <text:s text:c="94"/>15.6G disk</text:span></text:p>
            <text:p><text:span text:style-name="T1">└─</text:span><text:span text:style-name="T1">/dev/sdd1 <text:s text:c="91"/>15.6G part xfs <text:s text:c="8"/>/tmp</text:span></text:p>
            <text:p><text:span text:style-name="T1">/dev/sde <text:s text:c="94"/>48.8G disk</text:span></text:p>
            <text:p><text:span text:style-name="T1">└─</text:span><text:span text:style-name="T1">/dev/sde1 <text:s text:c="91"/>48.8G part xfs <text:s text:c="8"/>/opt/serviced/var/isvcs</text:span></text:p>
            <text:p><text:span text:style-name="T1">/dev/sdf <text:s text:c="93"/>146.5G disk</text:span></text:p>
            <text:p><text:span text:style-name="T1">└─</text:span><text:span text:style-name="T1">/dev/sdf1 <text:s text:c="90"/>146.5G part xfs <text:s text:c="8"/>/opt/serviced/var/backups</text:span></text:p>
            <text:p><text:span text:style-name="T1">/dev/sdg <text:s text:c="93"/>195.3G disk</text:span></text:p>
            <text:p><text:span text:style-name="T1">└─</text:span><text:span text:style-name="T1">/dev/sdg1 <text:s text:c="90"/>195.3G part LVM2_member</text:span></text:p>
            <text:p><text:span text:style-name="T1"><text:s text:c="2"/>├─</text:span><text:span text:style-name="T1">/dev/mapper/serviced-serviced--pool_tmeta <text:s text:c="58"/>1.8G lvm</text:span></text:p>
            <text:p><text:span text:style-name="T1"><text:s text:c="2"/>│ └─</text:span><text:span text:style-name="T1">/dev/mapper/serviced-serviced--pool <text:s text:c="60"/>172.3G lvm</text:span></text:p>
            <text:p><text:span text:style-name="T1"><text:s text:c="2"/>│ <text:s text:c="2"/>└─</text:span><text:span text:style-name="T1">/dev/mapper/docker-8:1-33639769-33l4GPkupXkBInT0pbYYJO <text:s text:c="42"/>90G dm <text:s text:c="2"/>ext4 <text:s text:c="7"/>/exports/serviced_volumes_v2/a9hil5o55iy266s5l</text:span></text:p>
            <text:p><text:span text:style-name="T1"><text:s text:c="2"/>└─</text:span><text:span text:style-name="T1">/dev/mapper/serviced-serviced--pool_tdata <text:s text:c="56"/>172.3G lvm</text:span></text:p>
            <text:p><text:span text:style-name="T1"><text:s text:c="4"/>└─</text:span><text:span text:style-name="T1">/dev/mapper/serviced-serviced--pool <text:s text:c="60"/>172.3G lvm</text:span></text:p>
            <text:p><text:span text:style-name="T1"><text:s text:c="6"/>└─</text:span><text:span text:style-name="T1">/dev/mapper/docker-8:1-33639769-33l4GPkupXkBInT0pbYYJO <text:s text:c="42"/>90G dm <text:s text:c="2"/>ext4 <text:s text:c="7"/>/exports/serviced_volumes_v2/a9hil5o55iy266s5l</text:span></text:p>
            <text:p><text:span text:style-name="T1">/dev/sr0 <text:s text:c="94"/>1024M r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7.08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09:40:16.157000000</meta:creation-date>
    <dc:date>2017-11-17T10:12:30.380000000</dc:date>
    <meta:editing-duration>PT11M21S</meta:editing-duration>
    <meta:editing-cycles>2</meta:editing-cycles>
    <meta:generator>LibreOffice/5.4.0.3$Windows_X86_64 LibreOffice_project/92c2794a7c181ba4c1c5053618179937228ed1fb</meta:generator>
    <meta:document-statistic meta:object-count="1"/>
  </office:meta>
</office:document-meta>
</file>